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9d6f3" officeooo:paragraph-rsid="0029d6f3"/>
    </style:style>
    <style:style style:name="P2" style:family="paragraph" style:parent-style-name="Standard">
      <style:text-properties officeooo:rsid="002bc30f" officeooo:paragraph-rsid="002bc30f"/>
    </style:style>
    <style:style style:name="P3" style:family="paragraph" style:parent-style-name="Standard">
      <style:text-properties officeooo:rsid="002c4ff9" officeooo:paragraph-rsid="002c4ff9"/>
    </style:style>
    <style:style style:name="P4" style:family="paragraph" style:parent-style-name="Standard">
      <style:text-properties officeooo:rsid="002e4168" officeooo:paragraph-rsid="002e4168"/>
    </style:style>
    <style:style style:name="P5" style:family="paragraph" style:parent-style-name="Standard">
      <style:text-properties officeooo:rsid="002e73df" officeooo:paragraph-rsid="002e73df"/>
    </style:style>
    <style:style style:name="T1" style:family="text">
      <style:text-properties officeooo:rsid="002c4ff9"/>
    </style:style>
    <style:style style:name="T2" style:family="text">
      <style:text-properties officeooo:rsid="002e4168"/>
    </style:style>
    <style:style style:name="T3" style:family="text">
      <style:text-properties officeooo:rsid="002e73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rching and finding part 3</text:p>
      <text:p text:style-name="P1"/>
      <text:p text:style-name="P2">Welcome back to part 3 of searching and finding. In this video we discuss the <text:span text:style-name="T2">blurry</text:span> lines between finding and searching in the STL. </text:p>
      <text:p text:style-name="P2"/>
      <text:p text:style-name="P2">There are some find functions t<text:span text:style-name="T1">hat sort of behave like a search, in that they will work on sequences. Examples of these are find_first_of, find_end, and adjacent_find. They wont do full sequence matching, but do perform more sequence like operations. </text:span></text:p>
      <text:p text:style-name="P2"/>
      <text:p text:style-name="P3">The first we will take a look at is find_first_of. There are two signatures for <text:span text:style-name="T2">this f</text:span>unction. <text:span text:style-name="T2">The first version takes in just iterators for the range, and data set. The second adds a predicate. </text:span></text:p>
      <text:p text:style-name="P3"/>
      <text:p text:style-name="P4">find_first_of will return an iterator to the matched element if any single element in the search sequence matches any single element of the searching sequence. Basically it is used to look for multiple items at once, and returns an iterator if any of them are found, not necessarily all of them. And just like the other finding methods, it can also take in a binary predicate to determine what constitutes a match. </text:p>
      <text:p text:style-name="P4"/>
      <text:p text:style-name="P4">The next function we are going to look at is find_end. The signatures are similar to the find_first_of that we just covered, but the behavior is different.</text:p>
      <text:p text:style-name="P4"/>
      <text:p text:style-name="P4">Std::find_end will find the last occurrence of a sequence, this works a lot like std::search but searches from the end of the sequence. And just like the other find functions, It can take in a binary predicate to define what a match is. </text:p>
      <text:p text:style-name="P4"/>
      <text:p text:style-name="P4">Finally we have std::adjacent_find. This functon only takes in the first and last iterators of the searching sequence, and optionally a predicate. </text:p>
      <text:p text:style-name="P4"/>
      <text:p text:style-name="P4">That is because std::adjacent_find will search for the first instance where any value occurs twice in a row. Note that you don’t pass in what value to look for, This can be useful to detect duplicates in a container of elements that you might expect to be unique. <text:span text:style-name="T3">Lets take a look at some example code. </text:span></text:p>
      <text:p text:style-name="P4"/>
      <text:p text:style-name="P5">&lt;misc_find.cpp&gt;</text:p>
      <text:p text:style-name="P5"/>
      <text:p text:style-name="P5">In the next video, we will be wrapping up searching and finding with part 4. Thanks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3-05T20:23:44.922299835</dc:date>
    <meta:editing-duration>P3DT17H2M18S</meta:editing-duration>
    <meta:editing-cycles>14</meta:editing-cycles>
    <meta:generator>LibreOffice/6.0.7.3$Linux_X86_64 LibreOffice_project/00m0$Build-3</meta:generator>
    <meta:document-statistic meta:table-count="0" meta:image-count="0" meta:object-count="0" meta:page-count="1" meta:paragraph-count="11" meta:word-count="343" meta:character-count="1976" meta:non-whitespace-character-count="1637"/>
  </office:meta>
</office:document-meta>
</file>